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ducation:</text:p>
      <text:p text:style-name="Standard">September 2006 – Present: <text:s/>Msc candidate, <text:s/>Department of Biochemistry, University of Toronto<text:line-break/>Toronto, Ontario, Canada</text:p>
      <text:p text:style-name="Standard">September 2002 – August 2006: Honours Bachelors of Mathematics, Computer Science and Applied Mathematics, University of Waterloo, Waterloo, Ontario </text:p>
      <text:p text:style-name="Standard"/>
      <text:p text:style-name="Standard">Research Interests:</text:p>
      <text:p text:style-name="Standard"/>
      <text:p text:style-name="Standard">Protein stability (salt effects, , folding, and aggregation</text:p>
      <text:p text:style-name="Standard">Structure and dynamics of Cytochrome P450cam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11-14T18:56:40</meta:creation-date>
    <dc:date>2007-11-14T19:09:44</dc:date>
    <dc:language>en-US</dc:language>
    <meta:editing-cycles>2</meta:editing-cycles>
    <meta:editing-duration>PT13M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48" meta:character-count="397"/>
  </office:meta>
</office:document-meta>
</file>